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2"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WP TypographicSymbols" svg:font-family="'WP TypographicSymbols'"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6.5118in" table:align="left" style:writing-mode="lr-tb"/>
    </style:style>
    <style:style style:name="Table1.A" style:family="table-column">
      <style:table-column-properties style:column-width="4.0521in"/>
    </style:style>
    <style:style style:name="Table1.B" style:family="table-column">
      <style:table-column-properties style:column-width="2.4597in"/>
    </style:style>
    <style:style style:name="Table1.A1" style:family="table-cell">
      <style:table-cell-properties style:vertical-align="top" fo:padding-left="0.0701in" fo:padding-right="0.0701in" fo:padding-top="0in" fo:padding-bottom="0in" fo:border-left="0.05pt solid #000000" fo:border-right="none" fo:border-top="0.05pt solid #000000" fo:border-bottom="0.05pt solid #000000"/>
    </style:style>
    <style:style style:name="Table1.B1" style:family="table-cell">
      <style:table-cell-properties style:vertical-align="top" fo:padding-left="0.0701in" fo:padding-right="0.0701in" fo:padding-top="0in" fo:padding-bottom="0in" fo:border="0.05pt solid #000000"/>
    </style:style>
    <style:style style:name="Table1.A2" style:family="table-cell">
      <style:table-cell-properties style:vertical-align="top" fo:padding-left="0.0701in" fo:padding-right="0.0701in" fo:padding-top="0in" fo:padding-bottom="0in" fo:border-left="0.05pt solid #000000" fo:border-right="none" fo:border-top="none" fo:border-bottom="0.05pt solid #000000"/>
    </style:style>
    <style:style style:name="Table1.B2" style:family="table-cell">
      <style:table-cell-properties style:vertical-align="top" fo:padding-left="0.0701in" fo:padding-right="0.0701in" fo:padding-top="0in" fo:padding-bottom="0in" fo:border-left="0.05pt solid #000000" fo:border-right="0.05pt solid #000000" fo:border-top="none" fo:border-bottom="0.05pt solid #000000"/>
    </style:style>
    <style:style style:name="Table2" style:family="table">
      <style:table-properties style:width="6.5118in" table:align="left" style:writing-mode="lr-tb"/>
    </style:style>
    <style:style style:name="Table2.A" style:family="table-column">
      <style:table-column-properties style:column-width="4.0625in"/>
    </style:style>
    <style:style style:name="Table2.B" style:family="table-column">
      <style:table-column-properties style:column-width="2.4493in"/>
    </style:style>
    <style:style style:name="Table2.A1" style:family="table-cell">
      <style:table-cell-properties style:vertical-align="top" fo:padding-left="0.0701in" fo:padding-right="0.0701in" fo:padding-top="0in" fo:padding-bottom="0in" fo:border-left="0.05pt solid #000000" fo:border-right="none" fo:border-top="0.05pt solid #000000" fo:border-bottom="0.05pt solid #000000"/>
    </style:style>
    <style:style style:name="Table2.B1" style:family="table-cell">
      <style:table-cell-properties style:vertical-align="top" fo:padding-left="0.0701in" fo:padding-right="0.0701in" fo:padding-top="0in" fo:padding-bottom="0in" fo:border="0.05pt solid #000000"/>
    </style:style>
    <style:style style:name="Table2.A2" style:family="table-cell">
      <style:table-cell-properties style:vertical-align="top" fo:padding-left="0.0701in" fo:padding-right="0.0701in" fo:padding-top="0in" fo:padding-bottom="0in" fo:border-left="0.05pt solid #000000" fo:border-right="none" fo:border-top="none" fo:border-bottom="0.05pt solid #000000"/>
    </style:style>
    <style:style style:name="Table2.B2" style:family="table-cell">
      <style:table-cell-properties style:vertical-align="top" fo:padding-left="0.0701in" fo:padding-right="0.0701in" fo:padding-top="0in" fo:padding-bottom="0in" fo:border-left="0.05pt solid #000000" fo:border-right="0.05pt solid #000000" fo:border-top="none" fo:border-bottom="0.05pt solid #000000"/>
    </style:style>
    <style:style style:name="Table3" style:family="table">
      <style:table-properties style:width="6.5118in" table:align="left" style:writing-mode="lr-tb"/>
    </style:style>
    <style:style style:name="Table3.A" style:family="table-column">
      <style:table-column-properties style:column-width="4.0625in"/>
    </style:style>
    <style:style style:name="Table3.B" style:family="table-column">
      <style:table-column-properties style:column-width="2.4493in"/>
    </style:style>
    <style:style style:name="Table3.A1" style:family="table-cell">
      <style:table-cell-properties style:vertical-align="top" fo:padding-left="0.0701in" fo:padding-right="0.0701in" fo:padding-top="0in" fo:padding-bottom="0in" fo:border-left="0.05pt solid #000000" fo:border-right="none" fo:border-top="0.05pt solid #000000" fo:border-bottom="0.05pt solid #000000"/>
    </style:style>
    <style:style style:name="Table3.B1" style:family="table-cell">
      <style:table-cell-properties style:vertical-align="top" fo:padding-left="0.0701in" fo:padding-right="0.0701in" fo:padding-top="0in" fo:padding-bottom="0in" fo:border="0.05pt solid #000000"/>
    </style:style>
    <style:style style:name="Table4" style:family="table">
      <style:table-properties style:width="6.5118in" table:align="left" style:writing-mode="lr-tb"/>
    </style:style>
    <style:style style:name="Table4.A" style:family="table-column">
      <style:table-column-properties style:column-width="3.6875in"/>
    </style:style>
    <style:style style:name="Table4.B" style:family="table-column">
      <style:table-column-properties style:column-width="2.8243in"/>
    </style:style>
    <style:style style:name="Table4.A1" style:family="table-cell">
      <style:table-cell-properties style:vertical-align="top" fo:padding-left="0.0701in" fo:padding-right="0.0701in" fo:padding-top="0in" fo:padding-bottom="0in" fo:border-left="0.05pt solid #000000" fo:border-right="none" fo:border-top="0.05pt solid #000000" fo:border-bottom="0.05pt solid #000000"/>
    </style:style>
    <style:style style:name="Table4.B1" style:family="table-cell">
      <style:table-cell-properties style:vertical-align="top" fo:padding-left="0.0701in" fo:padding-right="0.0701in" fo:padding-top="0in" fo:padding-bottom="0in" fo:border="0.05pt solid #000000"/>
    </style:style>
    <style:style style:name="Table4.A2" style:family="table-cell">
      <style:table-cell-properties style:vertical-align="top" fo:padding-left="0.0701in" fo:padding-right="0.0701in" fo:padding-top="0in" fo:padding-bottom="0in" fo:border-left="0.05pt solid #000000" fo:border-right="none" fo:border-top="none" fo:border-bottom="0.05pt solid #000000"/>
    </style:style>
    <style:style style:name="Table4.B2" style:family="table-cell">
      <style:table-cell-properties style:vertical-align="top" fo:padding-left="0.0701in" fo:padding-right="0.0701in" fo:padding-top="0in" fo:padding-bottom="0in" fo:border-left="0.05pt solid #000000" fo:border-right="0.05pt solid #000000" fo:border-top="none" fo:border-bottom="0.05pt solid #000000"/>
    </style:style>
    <style:style style:name="Table5" style:family="table">
      <style:table-properties style:width="6.5118in" table:align="left" style:writing-mode="lr-tb"/>
    </style:style>
    <style:style style:name="Table5.A" style:family="table-column">
      <style:table-column-properties style:column-width="3.6875in"/>
    </style:style>
    <style:style style:name="Table5.B" style:family="table-column">
      <style:table-column-properties style:column-width="2.8243in"/>
    </style:style>
    <style:style style:name="Table5.A1" style:family="table-cell">
      <style:table-cell-properties style:vertical-align="top" fo:padding-left="0.0701in" fo:padding-right="0.0701in" fo:padding-top="0in" fo:padding-bottom="0in" fo:border-left="0.05pt solid #000000" fo:border-right="none" fo:border-top="0.05pt solid #000000" fo:border-bottom="0.05pt solid #000000"/>
    </style:style>
    <style:style style:name="Table5.B1" style:family="table-cell">
      <style:table-cell-properties style:vertical-align="top" fo:padding-left="0.0701in" fo:padding-right="0.0701in" fo:padding-top="0in" fo:padding-bottom="0in" fo:border="0.05pt solid #000000"/>
    </style:style>
    <style:style style:name="Table5.A2" style:family="table-cell">
      <style:table-cell-properties style:vertical-align="top" fo:padding-left="0.0701in" fo:padding-right="0.0701in" fo:padding-top="0in" fo:padding-bottom="0in" fo:border-left="0.05pt solid #000000" fo:border-right="none" fo:border-top="none" fo:border-bottom="0.05pt solid #000000"/>
    </style:style>
    <style:style style:name="Table5.B2" style:family="table-cell">
      <style:table-cell-properties style:vertical-align="top" fo:padding-left="0.0701in" fo:padding-right="0.0701in" fo:padding-top="0in" fo:padding-bottom="0in" fo:border-left="0.05pt solid #000000" fo:border-right="0.05pt solid #000000" fo:border-top="none" fo:border-bottom="0.05pt solid #000000"/>
    </style:style>
    <style:style style:name="Table6" style:family="table">
      <style:table-properties style:width="6.5118in" table:align="left" style:writing-mode="lr-tb"/>
    </style:style>
    <style:style style:name="Table6.A" style:family="table-column">
      <style:table-column-properties style:column-width="3.8125in"/>
    </style:style>
    <style:style style:name="Table6.B" style:family="table-column">
      <style:table-column-properties style:column-width="2.6993in"/>
    </style:style>
    <style:style style:name="Table6.A1" style:family="table-cell">
      <style:table-cell-properties style:vertical-align="top" fo:padding-left="0.0701in" fo:padding-right="0.0701in" fo:padding-top="0in" fo:padding-bottom="0in" fo:border-left="0.05pt solid #000000" fo:border-right="none" fo:border-top="0.05pt solid #000000" fo:border-bottom="0.05pt solid #000000"/>
    </style:style>
    <style:style style:name="Table6.B1" style:family="table-cell">
      <style:table-cell-properties style:vertical-align="top" fo:padding-left="0.0701in" fo:padding-right="0.0701in" fo:padding-top="0in" fo:padding-bottom="0in" fo:border="0.05pt solid #000000"/>
    </style:style>
    <style:style style:name="Table6.A2" style:family="table-cell">
      <style:table-cell-properties style:vertical-align="top" fo:padding-left="0.0701in" fo:padding-right="0.0701in" fo:padding-top="0in" fo:padding-bottom="0in" fo:border-left="0.05pt solid #000000" fo:border-right="none" fo:border-top="none" fo:border-bottom="0.05pt solid #000000"/>
    </style:style>
    <style:style style:name="Table6.B2" style:family="table-cell">
      <style:table-cell-properties style:vertical-align="top" fo:padding-left="0.0701in" fo:padding-right="0.0701in" fo:padding-top="0in" fo:padding-bottom="0in" fo:border-left="0.05pt solid #000000" fo:border-right="0.05pt solid #000000" fo:border-top="none" fo:border-bottom="0.05pt solid #000000"/>
    </style:style>
    <style:style style:name="Table7" style:family="table">
      <style:table-properties style:width="6.5118in" table:align="left" style:writing-mode="lr-tb"/>
    </style:style>
    <style:style style:name="Table7.A" style:family="table-column">
      <style:table-column-properties style:column-width="2.3125in"/>
    </style:style>
    <style:style style:name="Table7.B" style:family="table-column">
      <style:table-column-properties style:column-width="4.1993in"/>
    </style:style>
    <style:style style:name="Table7.A1" style:family="table-cell">
      <style:table-cell-properties style:vertical-align="top" fo:padding-left="0.0701in" fo:padding-right="0.0701in" fo:padding-top="0in" fo:padding-bottom="0in" fo:border-left="0.05pt solid #000000" fo:border-right="none" fo:border-top="0.05pt solid #000000" fo:border-bottom="0.05pt solid #000000"/>
    </style:style>
    <style:style style:name="Table7.B1" style:family="table-cell">
      <style:table-cell-properties style:vertical-align="top" fo:padding-left="0.0701in" fo:padding-right="0.0701in" fo:padding-top="0in" fo:padding-bottom="0in" fo:border="0.05pt solid #000000"/>
    </style:style>
    <style:style style:name="Table7.A2" style:family="table-cell">
      <style:table-cell-properties style:vertical-align="top" fo:padding-left="0.0701in" fo:padding-right="0.0701in" fo:padding-top="0in" fo:padding-bottom="0in" fo:border-left="0.05pt solid #000000" fo:border-right="none" fo:border-top="none" fo:border-bottom="0.05pt solid #000000"/>
    </style:style>
    <style:style style:name="Table7.B2" style:family="table-cell">
      <style:table-cell-properties style:vertical-align="top" fo:padding-left="0.0701in" fo:padding-right="0.0701in" fo:padding-top="0in" fo:padding-bottom="0in" fo:border-left="0.05pt solid #000000" fo:border-right="0.05pt solid #000000" fo:border-top="none" fo:border-bottom="0.05pt solid #000000"/>
    </style:style>
    <style:style style:name="Table8" style:family="table">
      <style:table-properties style:width="6.5118in" table:align="left" style:writing-mode="lr-tb"/>
    </style:style>
    <style:style style:name="Table8.A" style:family="table-column">
      <style:table-column-properties style:column-width="2.75in"/>
    </style:style>
    <style:style style:name="Table8.B" style:family="table-column">
      <style:table-column-properties style:column-width="3.7618in"/>
    </style:style>
    <style:style style:name="Table8.A1" style:family="table-cell">
      <style:table-cell-properties style:vertical-align="top" fo:padding-left="0.0701in" fo:padding-right="0.0701in" fo:padding-top="0in" fo:padding-bottom="0in" fo:border-left="0.05pt solid #000000" fo:border-right="none" fo:border-top="0.05pt solid #000000" fo:border-bottom="0.05pt solid #000000"/>
    </style:style>
    <style:style style:name="Table8.B1" style:family="table-cell">
      <style:table-cell-properties style:vertical-align="top" fo:padding-left="0.0701in" fo:padding-right="0.0701in" fo:padding-top="0in" fo:padding-bottom="0in" fo:border="0.05pt solid #000000"/>
    </style:style>
    <style:style style:name="Table8.A2" style:family="table-cell">
      <style:table-cell-properties style:vertical-align="top" fo:padding-left="0.0701in" fo:padding-right="0.0701in" fo:padding-top="0in" fo:padding-bottom="0in" fo:border-left="0.05pt solid #000000" fo:border-right="none" fo:border-top="none" fo:border-bottom="0.05pt solid #000000"/>
    </style:style>
    <style:style style:name="Table8.B2" style:family="table-cell">
      <style:table-cell-properties style:vertical-align="top" fo:padding-left="0.0701in" fo:padding-right="0.0701in" fo:padding-top="0in" fo:padding-bottom="0in" fo:border-left="0.05pt solid #000000" fo:border-right="0.05pt solid #000000" fo:border-top="none" fo:border-bottom="0.05pt solid #000000"/>
    </style:style>
    <style:style style:name="P1" style:family="paragraph" style:parent-style-name="Standard">
      <style:paragraph-properties fo:text-align="center" style:justify-single-word="false" fo:orphans="0" fo:widows="0"/>
      <style:text-properties fo:font-size="12pt" fo:language="en" fo:country="US" style:font-size-asian="12pt"/>
    </style:style>
    <style:style style:name="P2" style:family="paragraph" style:parent-style-name="Standard">
      <style:paragraph-properties fo:orphans="0" fo:widows="0"/>
      <style:text-properties fo:font-size="12pt" fo:language="en" fo:country="US" style:font-size-asian="12pt"/>
    </style:style>
    <style:style style:name="P3" style:family="paragraph" style:parent-style-name="Standard">
      <style:paragraph-properties fo:orphans="0" fo:widows="0"/>
      <style:text-properties fo:font-size="12pt" fo:language="en" fo:country="US" fo:font-weight="bold" style:font-size-asian="12pt" style:font-weight-asian="bold"/>
    </style:style>
    <style:style style:name="P4" style:family="paragraph" style:parent-style-name="Standard">
      <style:paragraph-properties fo:orphans="0" fo:widows="0"/>
      <style:text-properties fo:font-size="12pt" fo:language="en" fo:country="US" fo:font-weight="bold" style:font-size-asian="12pt" style:font-weight-asian="bold" style:font-weight-complex="bold"/>
    </style:style>
    <style:style style:name="P5" style:family="paragraph" style:parent-style-name="Standard">
      <style:paragraph-properties fo:margin-top="0.0583in" fo:margin-bottom="0.7898in" loext:contextual-spacing="false" fo:orphans="0" fo:widows="0"/>
      <style:text-properties fo:font-size="12pt" fo:language="en" fo:country="US" style:font-size-asian="12pt"/>
    </style:style>
    <style:style style:name="P6" style:family="paragraph" style:parent-style-name="Standard">
      <style:paragraph-properties fo:margin-top="0.0583in" fo:margin-bottom="0in" loext:contextual-spacing="false" fo:orphans="0" fo:widows="0"/>
      <style:text-properties fo:font-size="12pt" fo:language="en" fo:country="US" style:font-size-asian="12pt"/>
    </style:style>
    <style:style style:name="P7" style:family="paragraph" style:parent-style-name="Standard">
      <style:paragraph-properties fo:margin-top="0in" fo:margin-bottom="0.7898in" loext:contextual-spacing="false" fo:orphans="0" fo:widows="0"/>
      <style:text-properties fo:font-size="12pt" fo:language="en" fo:country="US" style:font-size-asian="12pt"/>
    </style:style>
    <style:style style:name="P8" style:family="paragraph" style:parent-style-name="Standard">
      <style:paragraph-properties fo:margin-top="0in" fo:margin-bottom="0.7898in" loext:contextual-spacing="false" fo:orphans="0" fo:widows="0"/>
      <style:text-properties fo:font-size="12pt" fo:language="en" fo:country="US" officeooo:paragraph-rsid="0005b4de" style:font-size-asian="12pt"/>
    </style:style>
    <style:style style:name="P9" style:family="paragraph" style:parent-style-name="Standard">
      <style:paragraph-properties fo:margin-top="0.0583in" fo:margin-bottom="0.022in" loext:contextual-spacing="false" fo:orphans="0" fo:widows="0"/>
      <style:text-properties fo:font-size="12pt" fo:language="en" fo:country="US" style:font-size-asian="12pt"/>
    </style:style>
    <style:style style:name="P10" style:family="paragraph" style:parent-style-name="Standard">
      <style:paragraph-properties fo:margin-top="0.0583in" fo:margin-bottom="0.0307in" loext:contextual-spacing="false" fo:orphans="0" fo:widows="0"/>
      <style:text-properties fo:font-size="12pt" fo:language="en" fo:country="US" style:font-size-asian="12pt"/>
    </style:style>
    <style:style style:name="P11" style:family="paragraph" style:parent-style-name="Standard">
      <style:paragraph-properties fo:margin-top="0.0583in" fo:margin-bottom="0.0307in" loext:contextual-spacing="false" fo:orphans="0" fo:widows="0"/>
    </style:style>
    <style:style style:name="P12" style:family="paragraph" style:parent-style-name="Standard">
      <style:paragraph-properties fo:margin-top="0in" fo:margin-bottom="0.0307in" loext:contextual-spacing="false" fo:orphans="0" fo:widows="0"/>
      <style:text-properties fo:font-size="12pt" fo:language="en" fo:country="US" style:font-size-asian="12pt"/>
    </style:style>
    <style:style style:name="P13" style:family="paragraph" style:parent-style-name="Text_20_body" style:list-style-name="L1"/>
    <style:style style:name="P14" style:family="paragraph" style:parent-style-name="Standard" style:master-page-name="Standard">
      <style:paragraph-properties fo:text-align="center" style:justify-single-word="false" fo:orphans="0" fo:widows="0" style:page-number="auto"/>
      <style:text-properties style:font-name="Arial" fo:font-size="20pt" fo:language="en" fo:country="US" style:font-size-asian="20pt" style:font-size-complex="20pt"/>
    </style:style>
    <style:style style:name="T1" style:family="text">
      <style:text-properties fo:font-size="12pt" fo:language="en" fo:country="US" style:font-size-asian="12pt"/>
    </style:style>
    <style:style style:name="T2" style:family="text">
      <style:text-properties fo:font-size="12pt" fo:language="en" fo:country="US" officeooo:rsid="00076dae" style:font-size-asian="12pt"/>
    </style:style>
    <style:style style:name="T3" style:family="text">
      <style:text-properties fo:font-size="12pt" fo:language="en" fo:country="US" fo:font-style="italic" style:font-size-asian="12pt" style:font-style-asian="italic"/>
    </style:style>
    <style:style style:name="T4" style:family="text">
      <style:text-properties fo:font-size="12pt" fo:language="en" fo:country="US" fo:font-style="italic" fo:font-weight="normal" style:font-size-asian="12pt" style:font-style-asian="italic" style:font-weight-asian="normal" style:font-style-complex="italic" style:font-weight-complex="normal"/>
    </style:style>
    <style:style style:name="T5" style:family="text">
      <style:text-properties fo:font-size="12pt" fo:language="en" fo:country="US" fo:font-style="italic" fo:font-weight="normal" officeooo:rsid="000badeb" style:font-size-asian="12pt" style:font-style-asian="italic" style:font-weight-asian="normal" style:font-style-complex="italic" style:font-weight-complex="normal"/>
    </style:style>
    <style:style style:name="T6" style:family="text">
      <style:text-properties style:font-name="Times New Roman" style:font-name-asian="Times New Roman" style:font-name-complex="Times New Roman"/>
    </style:style>
    <style:style style:name="T7" style:family="text">
      <style:text-properties fo:font-weight="bold" style:font-weight-asian="bold" style:font-weight-complex="bold"/>
    </style:style>
    <style:style style:name="T8" style:family="text">
      <style:text-properties fo:font-weight="bold" officeooo:rsid="0005b4de" style:font-weight-asian="bold" style:font-weight-complex="bold"/>
    </style:style>
    <style:style style:name="T9" style:family="text">
      <style:text-properties officeooo:rsid="0005b4de"/>
    </style:style>
    <style:style style:name="T10" style:family="text">
      <style:text-properties fo:language="en" fo:country="US" style:font-size-asian="12pt"/>
    </style:style>
    <style:style style:name="T11" style:family="text">
      <style:text-properties fo:language="en" fo:country="US" fo:font-weight="bold" style:font-size-asian="12pt" style:font-weight-asian="bold" style:font-weight-complex="bold"/>
    </style:style>
    <style:style style:name="T12" style:family="text">
      <style:text-properties officeooo:rsid="00076dae"/>
    </style:style>
    <style:style style:name="T13" style:family="text">
      <style:text-properties officeooo:rsid="000cc358"/>
    </style:style>
    <style:style style:name="T14" style:family="text">
      <style:text-properties style:font-name="Times New Roman"/>
    </style:style>
    <style:style style:name="T15" style:family="text">
      <style:text-properties style:font-name="Times New Roman" fo:font-size="12pt" style:font-size-complex="12pt"/>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text:p text:style-name="P14">std::string Quick Reference Card</text:p>
      <text:p text:style-name="P1">Last Revised: <text:span text:style-name="T12">August</text:span> 1<text:span text:style-name="T12">8</text:span>, 20<text:span text:style-name="T12">13</text:span></text:p>
      <text:p text:style-name="P1"><text:span text:style-name="T6">©</text:span> Copyright 20<text:span text:style-name="T12">13</text:span> by Peter Chapin</text:p>
      <text:p text:style-name="P2"/>
      <text:p text:style-name="Text_20_body">Permission is granted to copy and distribute freely, for any purpose, provided the copyright notice above is not modified. Permission is also granted to edit this document to change its file format.</text:p>
      <text:list xml:id="list113343354372235099" text:style-name="L1">
        <text:list-item>
          <text:p text:style-name="P13"><text:span text:style-name="T4">The type </text:span><text:span text:style-name="Source_20_Text"><text:span text:style-name="T4">string::size_type</text:span></text:span><text:span text:style-name="T4"> is an unsigned integral type for use as a</text:span><text:span text:style-name="T5">n </text:span><text:span text:style-name="T4">index </text:span><text:span text:style-name="T5">or</text:span><text:span text:style-name="T4"> as a length</text:span><text:span text:style-name="T1">. The special value </text:span><text:span text:style-name="Source_20_Text"><text:span text:style-name="T1">string::npos</text:span></text:span><text:span text:style-name="T1">, of type </text:span><text:span text:style-name="Source_20_Text"><text:span text:style-name="T1">string::size_type</text:span></text:span><text:span text:style-name="T1">, can never be used as a valid index.</text:span></text:p>
        </text:list-item>
        <text:list-item>
          <text:p text:style-name="P13"><text:span text:style-name="T4">The size of a string is the number of characters in the string</text:span><text:span text:style-name="T1">. The capacity of a string is the number of character sized units of memory reserved by the string. The capacity is always greater than or equal to the size.</text:span></text:p>
        </text:list-item>
        <text:list-item>
          <text:p text:style-name="P13"><text:span text:style-name="T4">Substrings are defined by an index to the first character and a length</text:span><text:span text:style-name="T1">. If the length requested for a substring is larger than the number of characters remaining in the string, all of the remaining characters are taken. A substring length of </text:span><text:span text:style-name="Source_20_Text"><text:span text:style-name="T1">string::npos</text:span></text:span><text:span text:style-name="T1"> requests the rest of the string no matter </text:span><text:span text:style-name="T2">how</text:span><text:span text:style-name="T1"> many characters are remaining. If the </text:span><text:span text:style-name="T2">starting</text:span><text:span text:style-name="T1"> index is greater than the s</text:span><text:span text:style-name="T2">tring'</text:span><text:span text:style-name="T1">s size, a </text:span><text:span text:style-name="Source_20_Text"><text:span text:style-name="T1">std::out_of_range</text:span></text:span><text:span text:style-name="T1"> exception is thrown. </text:span><text:span text:style-name="T2">If the starting index is equal to the string's size the only substring is the empty string.</text:span></text:p>
        </text:list-item>
        <text:list-item>
          <text:p text:style-name="P13"><text:span text:style-name="T4">Strings can contain binary data</text:span><text:span text:style-name="T1">. The null character is not treated in any special way in a string.</text:span></text:p>
        </text:list-item>
      </text:list>
      <text:p text:style-name="P2"/>
      <text:p text:style-name="P3">Constructors (and related me<text:span text:style-name="T12">thods</text:span>)</text:p>
      <table:table table:name="Table1" table:style-name="Table1">
        <table:table-column table:style-name="Table1.A"/>
        <table:table-column table:style-name="Table1.B"/>
        <table:table-row>
          <table:table-cell table:style-name="Table1.A1" office:value-type="string">
            <text:p text:style-name="P5"><text:span text:style-name="Source_20_Text"><text:span text:style-name="T8">s</text:span></text:span><text:span text:style-name="Source_20_Text"><text:span text:style-name="T7">tring</text:span></text:span><text:span text:style-name="Source_20_Text">( );</text:span></text:p>
          </table:table-cell>
          <table:table-cell table:style-name="Table1.B1" office:value-type="string">
            <text:p text:style-name="P5">Constructs an empty string.</text:p>
          </table:table-cell>
        </table:table-row>
        <table:table-row>
          <table:table-cell table:style-name="Table1.A2" office:value-type="string">
            <text:p text:style-name="P6"><text:span text:style-name="Source_20_Text"><text:span text:style-name="T7">string</text:span></text:span><text:span text:style-name="Source_20_Text">(</text:span></text:p>
            <text:p text:style-name="P8"><text:span text:style-name="Source_20_Text"><text:s text:c="2"/>const string &amp;str,<text:line-break/> <text:s/>size_type pos = 0,<text:line-break/> <text:s/>size_type n = npos );</text:span></text:p>
          </table:table-cell>
          <table:table-cell table:style-name="Table1.B2" office:value-type="string">
            <text:p text:style-name="P5">Copies <text:span text:style-name="Source_20_Text">str</text:span> or a substring of <text:span text:style-name="Source_20_Text">str</text:span>.</text:p>
          </table:table-cell>
        </table:table-row>
        <table:table-row>
          <table:table-cell table:style-name="Table1.A2" office:value-type="string">
            <text:p text:style-name="P5"><text:span text:style-name="Source_20_Text"><text:span text:style-name="T8">s</text:span></text:span><text:span text:style-name="Source_20_Text"><text:span text:style-name="T7">tring</text:span></text:span><text:span text:style-name="Source_20_Text">( const char *s );</text:span></text:p>
          </table:table-cell>
          <table:table-cell table:style-name="Table1.B2" office:value-type="string">
            <text:p text:style-name="P5">Copies a c-string.</text:p>
          </table:table-cell>
        </table:table-row>
        <table:table-row>
          <table:table-cell table:style-name="Table1.A2" office:value-type="string">
            <text:p text:style-name="P5"><text:span text:style-name="Source_20_Text"><text:span text:style-name="T8">s</text:span></text:span><text:span text:style-name="Source_20_Text"><text:span text:style-name="T7">tring</text:span></text:span><text:span text:style-name="Source_20_Text">( size_type n, char c );</text:span></text:p>
          </table:table-cell>
          <table:table-cell table:style-name="Table1.B2" office:value-type="string">
            <text:p text:style-name="P5">Constructs a string by making <text:span text:style-name="Source_20_Text">n</text:span> copies of <text:span text:style-name="Source_20_Text">c</text:span>.</text:p>
          </table:table-cell>
        </table:table-row>
        <table:table-row>
          <table:table-cell table:style-name="Table1.A2" office:value-type="string">
            <text:p text:style-name="P5"><text:span text:style-name="Source_20_Text">string &amp;</text:span><text:span text:style-name="Source_20_Text"><text:span text:style-name="T7">operator=</text:span></text:span><text:span text:style-name="Source_20_Text">( const string &amp;str );</text:span></text:p>
          </table:table-cell>
          <table:table-cell table:style-name="Table1.B2" office:value-type="string">
            <text:p text:style-name="P5">Assigns <text:span text:style-name="Source_20_Text">str</text:span> to the current object.</text:p>
          </table:table-cell>
        </table:table-row>
        <table:table-row>
          <table:table-cell table:style-name="Table1.A2" office:value-type="string">
            <text:p text:style-name="P5"><text:span text:style-name="Source_20_Text">string &amp;</text:span><text:span text:style-name="Source_20_Text"><text:span text:style-name="T7">operator=</text:span></text:span><text:span text:style-name="Source_20_Text">( const char *s );</text:span></text:p>
          </table:table-cell>
          <table:table-cell table:style-name="Table1.B2" office:value-type="string">
            <text:p text:style-name="P5">Assigns a c-string to the current object.</text:p>
          </table:table-cell>
        </table:table-row>
        <table:table-row>
          <table:table-cell table:style-name="Table1.A2" office:value-type="string">
            <text:p text:style-name="P6"><text:span text:style-name="Source_20_Text">string &amp;</text:span><text:span text:style-name="Source_20_Text"><text:span text:style-name="T7">assign</text:span></text:span><text:span text:style-name="Source_20_Text">(</text:span></text:p>
            <text:p text:style-name="P7"><text:span text:style-name="Source_20_Text"><text:s text:c="2"/>const string &amp;str,<text:line-break/> <text:s/>size_type pos,<text:line-break/> <text:s/>size_type n );</text:span></text:p>
          </table:table-cell>
          <table:table-cell table:style-name="Table1.B2" office:value-type="string">
            <text:p text:style-name="P5">Assigns a substring of <text:span text:style-name="Source_20_Text">str</text:span> to the current object.</text:p>
          </table:table-cell>
        </table:table-row>
        <table:table-row>
          <table:table-cell table:style-name="Table1.A2" office:value-type="string">
            <text:p text:style-name="P5"><text:span text:style-name="Source_20_Text">string &amp;</text:span><text:span text:style-name="Source_20_Text"><text:span text:style-name="T7">assign</text:span></text:span><text:span text:style-name="Source_20_Text">( size_type n, char c );</text:span></text:p>
          </table:table-cell>
          <table:table-cell table:style-name="Table1.B2" office:value-type="string">
            <text:p text:style-name="P5">Assigns a string of <text:span text:style-name="Source_20_Text">n</text:span> copies of <text:span text:style-name="Source_20_Text">c</text:span> to the current object.</text:p>
          </table:table-cell>
        </table:table-row>
      </table:table>
      <text:p text:style-name="P2"/>
      <text:p text:style-name="P2"/>
      <text:p text:style-name="P2"><text:soft-page-break/></text:p>
      <text:p text:style-name="P2"/>
      <text:p text:style-name="P3">Adding Characters</text:p>
      <table:table table:name="Table2" table:style-name="Table2">
        <table:table-column table:style-name="Table2.A"/>
        <table:table-column table:style-name="Table2.B"/>
        <table:table-row>
          <table:table-cell table:style-name="Table2.A1" office:value-type="string">
            <text:p text:style-name="P5"><text:span text:style-name="Source_20_Text">string &amp;</text:span><text:span text:style-name="Source_20_Text"><text:span text:style-name="T7">operator+=</text:span></text:span><text:span text:style-name="Source_20_Text">( const string &amp;str );</text:span></text:p>
          </table:table-cell>
          <table:table-cell table:style-name="Table2.B1" office:value-type="string">
            <text:p text:style-name="P5">Appends <text:span text:style-name="Source_20_Text">str</text:span> to the current object.</text:p>
          </table:table-cell>
        </table:table-row>
        <table:table-row>
          <table:table-cell table:style-name="Table2.A2" office:value-type="string">
            <text:p text:style-name="P5"><text:span text:style-name="Source_20_Text">string &amp;</text:span><text:span text:style-name="Source_20_Text"><text:span text:style-name="T7">operator+=</text:span></text:span><text:span text:style-name="Source_20_Text">( const char *s );</text:span></text:p>
          </table:table-cell>
          <table:table-cell table:style-name="Table2.B2" office:value-type="string">
            <text:p text:style-name="P5">Appends a c-string to the current object.</text:p>
          </table:table-cell>
        </table:table-row>
        <table:table-row>
          <table:table-cell table:style-name="Table2.A2" office:value-type="string">
            <text:p text:style-name="P5"><text:span text:style-name="Source_20_Text">string &amp;</text:span><text:span text:style-name="Source_20_Text"><text:span text:style-name="T7">operator+=</text:span></text:span><text:span text:style-name="Source_20_Text">( char c );</text:span></text:p>
          </table:table-cell>
          <table:table-cell table:style-name="Table2.B2" office:value-type="string">
            <text:p text:style-name="P5">Appends the character <text:span text:style-name="Source_20_Text">c</text:span> to the current object.</text:p>
          </table:table-cell>
        </table:table-row>
        <table:table-row>
          <table:table-cell table:style-name="Table2.A2" office:value-type="string">
            <text:p text:style-name="P6"><text:span text:style-name="Source_20_Text">string &amp;</text:span><text:span text:style-name="Source_20_Text"><text:span text:style-name="T7">append</text:span></text:span><text:span text:style-name="Source_20_Text">(</text:span></text:p>
            <text:p text:style-name="P7"><text:span text:style-name="Source_20_Text"><text:s text:c="2"/>const string &amp;str,<text:line-break/> <text:s/>size_type pos,<text:line-break/> <text:s/>size_type n );</text:span></text:p>
          </table:table-cell>
          <table:table-cell table:style-name="Table2.B2" office:value-type="string">
            <text:p text:style-name="P5">Appends a substring of <text:span text:style-name="Source_20_Text">str</text:span> to the current object.</text:p>
          </table:table-cell>
        </table:table-row>
        <table:table-row>
          <table:table-cell table:style-name="Table2.A2" office:value-type="string">
            <text:p text:style-name="P5"><text:span text:style-name="Source_20_Text">string &amp;</text:span><text:span text:style-name="Source_20_Text"><text:span text:style-name="T7">append</text:span></text:span><text:span text:style-name="Source_20_Text">( size_type n, char c );</text:span></text:p>
          </table:table-cell>
          <table:table-cell table:style-name="Table2.B2" office:value-type="string">
            <text:p text:style-name="P5">Appends <text:span text:style-name="Source_20_Text">n</text:span> copies of <text:span text:style-name="Source_20_Text">c</text:span> to the current object.</text:p>
          </table:table-cell>
        </table:table-row>
        <table:table-row>
          <table:table-cell table:style-name="Table2.A2" office:value-type="string">
            <text:p text:style-name="P5"><text:span text:style-name="Source_20_Text">string &amp;</text:span><text:span text:style-name="Source_20_Text"><text:span text:style-name="T7">insert</text:span></text:span><text:span text:style-name="Source_20_Text">(<text:line-break/> <text:s/>size_type pos1, const string &amp;str );</text:span></text:p>
          </table:table-cell>
          <table:table-cell table:style-name="Table2.B2" office:value-type="string">
            <text:p text:style-name="P5">Inserts <text:span text:style-name="Source_20_Text">str</text:span> into current object at position <text:span text:style-name="Source_20_Text">pos1</text:span>.</text:p>
          </table:table-cell>
        </table:table-row>
        <table:table-row>
          <table:table-cell table:style-name="Table2.A2" office:value-type="string">
            <text:p text:style-name="P5"><text:span text:style-name="Source_20_Text">string &amp;</text:span><text:span text:style-name="Source_20_Text"><text:span text:style-name="T7">insert</text:span></text:span><text:span text:style-name="Source_20_Text">(<text:line-break/> <text:s/>size_type pos1, const char *s );</text:span></text:p>
          </table:table-cell>
          <table:table-cell table:style-name="Table2.B2" office:value-type="string">
            <text:p text:style-name="P5">Inserts a c-string into current object at position <text:span text:style-name="Source_20_Text">pos1</text:span>.</text:p>
          </table:table-cell>
        </table:table-row>
        <table:table-row>
          <table:table-cell table:style-name="Table2.A2" office:value-type="string">
            <text:p text:style-name="P5"><text:span text:style-name="Source_20_Text">string &amp;</text:span><text:span text:style-name="Source_20_Text"><text:span text:style-name="T7">insert</text:span></text:span><text:span text:style-name="Source_20_Text">(<text:line-break/> <text:s/>size_type pos1, size_type n, char c );</text:span></text:p>
          </table:table-cell>
          <table:table-cell table:style-name="Table2.B2" office:value-type="string">
            <text:p text:style-name="P5">Inserts <text:span text:style-name="Source_20_Text">n</text:span> copies of <text:span text:style-name="Source_20_Text">c</text:span> into current object at <text:span text:style-name="Source_20_Text">pos1</text:span>.</text:p>
          </table:table-cell>
        </table:table-row>
        <table:table-row>
          <table:table-cell table:style-name="Table2.A2" office:value-type="string">
            <text:p text:style-name="P6"><text:span text:style-name="Source_20_Text">string &amp;</text:span><text:span text:style-name="Source_20_Text"><text:span text:style-name="T7">insert</text:span></text:span><text:span text:style-name="Source_20_Text">(<text:line-break/> <text:s/>size_type pos1,</text:span></text:p>
            <text:p text:style-name="P7"><text:span text:style-name="Source_20_Text"><text:s text:c="2"/>const string &amp;str,<text:line-break/> <text:s/>size_type pos2,<text:line-break/> <text:s/>size_type n );</text:span></text:p>
          </table:table-cell>
          <table:table-cell table:style-name="Table2.B2" office:value-type="string">
            <text:p text:style-name="P5">Inserts substring of <text:span text:style-name="Source_20_Text">str</text:span> into current object at <text:span text:style-name="Source_20_Text">pos1</text:span>.</text:p>
          </table:table-cell>
        </table:table-row>
      </table:table>
      <text:p text:style-name="P2"/>
      <text:p text:style-name="P2"><text:tab/><text:tab/><text:tab/><text:tab/><text:tab/><text:tab/><text:tab/><text:tab/><text:tab/></text:p>
      <text:p text:style-name="P3">Removing Characters</text:p>
      <table:table table:name="Table3" table:style-name="Table3">
        <table:table-column table:style-name="Table3.A"/>
        <table:table-column table:style-name="Table3.B"/>
        <table:table-row>
          <table:table-cell table:style-name="Table3.A1" office:value-type="string">
            <text:p text:style-name="P9"><text:span text:style-name="Source_20_Text">string &amp;</text:span><text:span text:style-name="Source_20_Text"><text:span text:style-name="T7">erase</text:span></text:span><text:span text:style-name="Source_20_Text">(<text:line-break/> <text:s/>size_type pos = 0, size_type n = npos );</text:span></text:p>
          </table:table-cell>
          <table:table-cell table:style-name="Table3.B1" office:value-type="string">
            <text:p text:style-name="P9">Erases a substring of the current object.</text:p>
          </table:table-cell>
        </table:table-row>
      </table:table>
      <text:p text:style-name="P2"/>
      <text:p text:style-name="Text_20_body">There are also a number of <text:s/><text:span text:style-name="Source_20_Text"><text:span text:style-name="T7">replace</text:span></text:span> me<text:span text:style-name="T9">thods</text:span> that take a <text:span text:style-name="Source_20_Text">pos1</text:span> and <text:span text:style-name="Source_20_Text">n1</text:span> as their first two parameters that define a substring of the current object. They then follow the same pattern as the insert member functions to specify the source text for the replacement.</text:p>
      <text:p text:style-name="P2"/>
      <text:p text:style-name="P3">Accessing Characters</text:p>
      <table:table table:name="Table4" table:style-name="Table4">
        <table:table-column table:style-name="Table4.A"/>
        <table:table-column table:style-name="Table4.B"/>
        <table:table-row>
          <table:table-cell table:style-name="Table4.A1" office:value-type="string">
            <text:p text:style-name="P10"><text:span text:style-name="Source_20_Text">char &amp;</text:span><text:span text:style-name="Source_20_Text"><text:span text:style-name="T7">operator[]</text:span></text:span><text:span text:style-name="Source_20_Text">( size_type pos );</text:span></text:p>
          </table:table-cell>
          <table:table-cell table:style-name="Table4.B1" office:value-type="string">
            <text:p text:style-name="P10">You can index a string with the [] operator. No bounds checking is done (faster).</text:p>
          </table:table-cell>
        </table:table-row>
        <table:table-row>
          <table:table-cell table:style-name="Table4.A2" office:value-type="string">
            <text:p text:style-name="P10"><text:span text:style-name="Source_20_Text">char &amp;</text:span><text:span text:style-name="Source_20_Text"><text:span text:style-name="T7">at</text:span></text:span><text:span text:style-name="Source_20_Text">( size_type pos );</text:span></text:p>
          </table:table-cell>
          <table:table-cell table:style-name="Table4.B2" office:value-type="string">
            <text:p text:style-name="P10">Similar to operator[] except that a <text:span text:style-name="Source_20_Text">std::out_of_range</text:span><text:span text:style-name="Source_20_Text"><text:span text:style-name="T15"> exception</text:span></text:span> is thrown if <text:span text:style-name="Source_20_Text">pos</text:span> is out of range (slower).</text:p>
          </table:table-cell>
        </table:table-row>
        <text:soft-page-break/>
        <table:table-row>
          <table:table-cell table:style-name="Table4.A2" office:value-type="string">
            <text:p text:style-name="P10"><text:span text:style-name="Source_20_Text">string </text:span><text:span text:style-name="Source_20_Text"><text:span text:style-name="T7">substr</text:span></text:span><text:span text:style-name="Source_20_Text">(<text:line-break/> <text:s/>size_type pos = 0,<text:line-break/> <text:s/>size_type n = npos );</text:span></text:p>
          </table:table-cell>
          <table:table-cell table:style-name="Table4.B2" office:value-type="string">
            <text:p text:style-name="P10">Returns a substring of the current object.</text:p>
          </table:table-cell>
        </table:table-row>
        <table:table-row>
          <table:table-cell table:style-name="Table4.A2" office:value-type="string">
            <text:p text:style-name="P10"><text:span text:style-name="Source_20_Text">const char *</text:span><text:span text:style-name="Source_20_Text"><text:span text:style-name="T7">c_str</text:span></text:span><text:span text:style-name="Source_20_Text">( );</text:span></text:p>
          </table:table-cell>
          <table:table-cell table:style-name="Table4.B2" office:value-type="string">
            <text:p text:style-name="P10">Returns a pointer to a c-style string containing the current object’s contents.</text:p>
          </table:table-cell>
        </table:table-row>
      </table:table>
      <text:p text:style-name="P2"/>
      <text:p text:style-name="P2"/>
      <text:p text:style-name="P2"/>
      <text:p text:style-name="P3">Searching for Characters</text:p>
      <table:table table:name="Table5" table:style-name="Table5">
        <table:table-column table:style-name="Table5.A"/>
        <table:table-column table:style-name="Table5.B"/>
        <table:table-row>
          <table:table-cell table:style-name="Table5.A1" office:value-type="string">
            <text:p text:style-name="P10"><text:span text:style-name="Source_20_Text">size_type </text:span><text:span text:style-name="Source_20_Text"><text:span text:style-name="T7">find</text:span></text:span><text:span text:style-name="Source_20_Text">(<text:line-break/> <text:s/>const string &amp;str,<text:line-break/> <text:s/>size_type pos = 0 );</text:span></text:p>
          </table:table-cell>
          <table:table-cell table:style-name="Table5.B1" office:value-type="string">
            <text:p text:style-name="P10">Searches for first occurrence of <text:span text:style-name="Source_20_Text">str</text:span> in the current object starting at <text:span text:style-name="Source_20_Text">pos</text:span>. Returns position or <text:span text:style-name="Source_20_Text">npos</text:span> if not found.</text:p>
          </table:table-cell>
        </table:table-row>
        <table:table-row>
          <table:table-cell table:style-name="Table5.A2" office:value-type="string">
            <text:p text:style-name="P10"><text:span text:style-name="Source_20_Text">size_type </text:span><text:span text:style-name="Source_20_Text"><text:span text:style-name="T7">find</text:span></text:span><text:span text:style-name="Source_20_Text">(<text:line-break/> <text:s/>const char *s, size_type pos = 0 );</text:span></text:p>
          </table:table-cell>
          <table:table-cell table:style-name="Table5.B2" office:value-type="string">
            <text:p text:style-name="P10">Searches for first occurrence of c-string <text:span text:style-name="Source_20_Text">s</text:span> in the current object starting at <text:span text:style-name="Source_20_Text">pos</text:span>. Returns position or <text:span text:style-name="Source_20_Text">npos</text:span> if not found.</text:p>
          </table:table-cell>
        </table:table-row>
        <table:table-row>
          <table:table-cell table:style-name="Table5.A2" office:value-type="string">
            <text:p text:style-name="P10"><text:span text:style-name="Source_20_Text">size_type </text:span><text:span text:style-name="Source_20_Text"><text:span text:style-name="T7">find</text:span></text:span><text:span text:style-name="Source_20_Text">(<text:line-break/> <text:s/>char c, size_type pos = 0 );</text:span></text:p>
          </table:table-cell>
          <table:table-cell table:style-name="Table5.B2" office:value-type="string">
            <text:p text:style-name="P10">Searches for first occurrence of <text:span text:style-name="Source_20_Text">c</text:span> in the current object starting at <text:span text:style-name="Source_20_Text">pos</text:span>. Returns position or <text:span text:style-name="Source_20_Text">npos</text:span> if not found.</text:p>
          </table:table-cell>
        </table:table-row>
        <table:table-row>
          <table:table-cell table:style-name="Table5.A2" office:value-type="string">
            <text:p text:style-name="P6"><text:span text:style-name="Source_20_Text">size_type </text:span><text:span text:style-name="Source_20_Text"><text:span text:style-name="T7">find_first_of</text:span></text:span><text:span text:style-name="Source_20_Text">(</text:span></text:p>
            <text:p text:style-name="P12"><text:span text:style-name="Source_20_Text"><text:s text:c="2"/>const string &amp;str,<text:line-break/> <text:s/>size_type pos = 0 );</text:span></text:p>
          </table:table-cell>
          <table:table-cell table:style-name="Table5.B2" office:value-type="string">
            <text:p text:style-name="P11"><text:span text:style-name="T1">Searches for the first occurrence of </text:span><text:span text:style-name="T3">any</text:span><text:span text:style-name="T1"> character in </text:span><text:span text:style-name="Source_20_Text"><text:span text:style-name="T10">str</text:span></text:span><text:span text:style-name="T1"> in the current object starting at </text:span><text:span text:style-name="Source_20_Text"><text:span text:style-name="T10">pos</text:span></text:span><text:span text:style-name="T1">. Returns position or </text:span><text:span text:style-name="Source_20_Text"><text:span text:style-name="T10">npos</text:span></text:span><text:span text:style-name="T1"> if none found.</text:span></text:p>
          </table:table-cell>
        </table:table-row>
        <table:table-row>
          <table:table-cell table:style-name="Table5.A2" office:value-type="string">
            <text:p text:style-name="P6"><text:span text:style-name="Source_20_Text">size_type </text:span><text:span text:style-name="Source_20_Text"><text:span text:style-name="T7">find_first_of</text:span></text:span><text:span text:style-name="Source_20_Text">(</text:span></text:p>
            <text:p text:style-name="P12"><text:span text:style-name="Source_20_Text"><text:s text:c="2"/>const char *s,<text:line-break/> <text:s/>size_type pos = 0 );</text:span></text:p>
          </table:table-cell>
          <table:table-cell table:style-name="Table5.B2" office:value-type="string">
            <text:p text:style-name="P11"><text:span text:style-name="T1">Searches for the first occurrence of </text:span><text:span text:style-name="T3">any</text:span><text:span text:style-name="T1"> character in </text:span><text:span text:style-name="Source_20_Text"><text:span text:style-name="T10">s</text:span></text:span><text:span text:style-name="T1"> in the current object starting at </text:span><text:span text:style-name="Source_20_Text"><text:span text:style-name="T10">pos</text:span></text:span><text:span text:style-name="T1">. Returns position or </text:span><text:span text:style-name="Source_20_Text"><text:span text:style-name="T10">npos</text:span></text:span><text:span text:style-name="T1"> if none found.</text:span></text:p>
          </table:table-cell>
        </table:table-row>
      </table:table>
      <text:p text:style-name="P2"/>
      <text:p text:style-name="Text_20_body">There are also several <text:span text:style-name="Source_20_Text"><text:span text:style-name="T7">rfind</text:span></text:span> me<text:span text:style-name="T9">thods</text:span> that work like the find me<text:span text:style-name="T9">thods</text:span> above except that they search for the last occurrence instead of the first. The default value for <text:span text:style-name="Source_20_Text">pos</text:span> for those <text:span text:style-name="T9">methods</text:span> is <text:span text:style-name="Source_20_Text">npos</text:span>.</text:p>
      <text:p text:style-name="Text_20_body"><text:span text:style-name="T1">There are also two </text:span><text:span text:style-name="Source_20_Text"><text:span text:style-name="T11">find_first_not_of</text:span></text:span><text:span text:style-name="T1"> me</text:span><text:span text:style-name="T2">thods</text:span><text:span text:style-name="T1"> that work like the </text:span><text:span text:style-name="Source_20_Text"><text:span text:style-name="T10">find_first_of</text:span></text:span><text:span text:style-name="T1"> me</text:span><text:span text:style-name="T2">thods</text:span><text:span text:style-name="T1"> except that they search for the first occurrence of any character that is </text:span><text:span text:style-name="T3">not</text:span><text:span text:style-name="T1"> in the given string.</text:span></text:p>
      <text:p text:style-name="P2">Finally there are two <text:span text:style-name="Source_20_Text"><text:span text:style-name="T7">find_last_of</text:span></text:span> and <text:span text:style-name="Source_20_Text"><text:span text:style-name="T7">find_last_not_of</text:span></text:span> me<text:span text:style-name="T12">thods</text:span> that work like the <text:span text:style-name="Source_20_Text">find_first_of</text:span> and <text:span text:style-name="Source_20_Text">find_first_not_of</text:span> me<text:span text:style-name="T12">thods</text:span> except that they search for the last occurrence of any character in (or not in) the given string. The default value of <text:span text:style-name="Source_20_Text">pos</text:span> for those functions is <text:span text:style-name="Source_20_Text">npos</text:span>.</text:p>
      <text:p text:style-name="P2"/>
      <text:p text:style-name="P2"/>
      <text:p text:style-name="P3">Useful <text:span text:style-name="T13">Free</text:span> Functions</text:p>
      <table:table table:name="Table6" table:style-name="Table6">
        <table:table-column table:style-name="Table6.A"/>
        <table:table-column table:style-name="Table6.B"/>
        <table:table-row>
          <table:table-cell table:style-name="Table6.A1" office:value-type="string">
            <text:p text:style-name="P10"><text:span text:style-name="Source_20_Text">string </text:span><text:span text:style-name="Source_20_Text"><text:span text:style-name="T7">operator+</text:span></text:span><text:span text:style-name="Source_20_Text">(const string &amp;lhs, const string &amp;rhs);</text:span></text:p>
          </table:table-cell>
          <table:table-cell table:style-name="Table6.B1" office:value-type="string">
            <text:p text:style-name="P10">Concatenates the given strings and returns the result as a new string.</text:p>
          </table:table-cell>
        </table:table-row>
        <text:soft-page-break/>
        <table:table-row>
          <table:table-cell table:style-name="Table6.A2" office:value-type="string">
            <text:p text:style-name="P6"><text:span text:style-name="Source_20_Text">string </text:span><text:span text:style-name="Source_20_Text"><text:span text:style-name="T7">operator+</text:span></text:span><text:span text:style-name="Source_20_Text">(<text:line-break/> <text:s/>const char *lhs, const string &amp;rhs );</text:span></text:p>
            <text:p text:style-name="P12"><text:span text:style-name="Source_20_Text">string </text:span><text:span text:style-name="Source_20_Text"><text:span text:style-name="T7">operator+</text:span></text:span><text:span text:style-name="Source_20_Text">(<text:line-break/> <text:s/>const string &amp;lhs, const char *rhs );</text:span></text:p>
          </table:table-cell>
          <table:table-cell table:style-name="Table6.B2" office:value-type="string">
            <text:p text:style-name="P10">Concatenates a c-string and a string and returns the result as a new string.</text:p>
          </table:table-cell>
        </table:table-row>
        <table:table-row>
          <table:table-cell table:style-name="Table6.A2" office:value-type="string">
            <text:p text:style-name="P6"><text:span text:style-name="Source_20_Text">string </text:span><text:span text:style-name="Source_20_Text"><text:span text:style-name="T7">operator+</text:span></text:span><text:span text:style-name="Source_20_Text">(<text:line-break/> <text:s/>char lhs, const string &amp;rhs );</text:span></text:p>
            <text:p text:style-name="P12"><text:span text:style-name="Source_20_Text">string </text:span><text:span text:style-name="Source_20_Text"><text:span text:style-name="T7">operator+</text:span></text:span><text:span text:style-name="Source_20_Text">(<text:line-break/> <text:s/>const string &amp;lhs, char rhs );</text:span></text:p>
          </table:table-cell>
          <table:table-cell table:style-name="Table6.B2" office:value-type="string">
            <text:p text:style-name="P10">Concatenates a character and a string and returns the result as a new string.</text:p>
          </table:table-cell>
        </table:table-row>
        <table:table-row>
          <table:table-cell table:style-name="Table6.A2" office:value-type="string">
            <text:p text:style-name="P10"><text:span text:style-name="Source_20_Text">bool </text:span><text:span text:style-name="Source_20_Text"><text:span text:style-name="T7">operator==</text:span></text:span><text:span text:style-name="Source_20_Text">(<text:line-break/> <text:s/>const string &amp;lhs,<text:line-break/> <text:s/>const string &amp;rhs );</text:span></text:p>
          </table:table-cell>
          <table:table-cell table:style-name="Table6.B2" office:value-type="string">
            <text:p text:style-name="P10">Compares the two strings. Returns true if they are equal.</text:p>
          </table:table-cell>
        </table:table-row>
        <table:table-row>
          <table:table-cell table:style-name="Table6.A2" office:value-type="string">
            <text:p text:style-name="P10"><text:span text:style-name="Source_20_Text">void </text:span><text:span text:style-name="Source_20_Text"><text:span text:style-name="T7">swap</text:span></text:span><text:span text:style-name="Source_20_Text">( string &amp;lhs, string &amp;rhs );</text:span></text:p>
          </table:table-cell>
          <table:table-cell table:style-name="Table6.B2" office:value-type="string">
            <text:p text:style-name="P10">Swaps two strings. This operation is optimized so that it only requires a (short) time that is unrelated to the size of the strings involved.</text:p>
          </table:table-cell>
        </table:table-row>
      </table:table>
      <text:p text:style-name="P2"/>
      <text:p text:style-name="Text_20_body">All the other relational operators (<text:span text:style-name="T7">!=</text:span>, <text:span text:style-name="T7">&lt;</text:span>, <text:span text:style-name="T7">&gt;</text:span>, <text:span text:style-name="T7">&lt;=</text:span>, <text:span text:style-name="T7">&gt;=</text:span>) are also supported. Furthermore overloaded relational operators exists that allow for comparisons directly with c-strings (on either the left or right hand sides). Comparing strings to characters directly is not supported.</text:p>
      <text:p text:style-name="P2"/>
      <text:p text:style-name="P3">Memory Management Functions</text:p>
      <table:table table:name="Table7" table:style-name="Table7">
        <table:table-column table:style-name="Table7.A"/>
        <table:table-column table:style-name="Table7.B"/>
        <table:table-row>
          <table:table-cell table:style-name="Table7.A1" office:value-type="string">
            <text:p text:style-name="P6"><text:span text:style-name="Source_20_Text">size_type </text:span><text:span text:style-name="Source_20_Text"><text:span text:style-name="T7">size</text:span></text:span><text:span text:style-name="Source_20_Text">( );</text:span></text:p>
            <text:p text:style-name="P12"><text:span text:style-name="Source_20_Text">size_type </text:span><text:span text:style-name="Source_20_Text"><text:span text:style-name="T7">length</text:span></text:span><text:span text:style-name="Source_20_Text">( );</text:span></text:p>
          </table:table-cell>
          <table:table-cell table:style-name="Table7.B1" office:value-type="string">
            <text:p text:style-name="P10">Returns the number of characters in the current object.</text:p>
          </table:table-cell>
        </table:table-row>
        <table:table-row>
          <table:table-cell table:style-name="Table7.A2" office:value-type="string">
            <text:p text:style-name="P10"><text:span text:style-name="Source_20_Text">size_type </text:span><text:span text:style-name="Source_20_Text"><text:span text:style-name="T7">capacity</text:span></text:span><text:span text:style-name="Source_20_Text">( );</text:span></text:p>
          </table:table-cell>
          <table:table-cell table:style-name="Table7.B2" office:value-type="string">
            <text:p text:style-name="P10">Returns the number of characters the current object can hold without reallocating storage.</text:p>
          </table:table-cell>
        </table:table-row>
        <table:table-row>
          <table:table-cell table:style-name="Table7.A2" office:value-type="string">
            <text:p text:style-name="P10"><text:span text:style-name="Source_20_Text">void </text:span><text:span text:style-name="Source_20_Text"><text:span text:style-name="T7">resize</text:span></text:span><text:span text:style-name="Source_20_Text">(<text:line-break/> <text:s/>size_type n );</text:span></text:p>
          </table:table-cell>
          <table:table-cell table:style-name="Table7.B2" office:value-type="string">
            <text:p text:style-name="P10">Sets the size to <text:span text:style-name="Source_20_Text">n</text:span>. If <text:span text:style-name="Source_20_Text">n</text:span> is less than the current size, characters are lost. If <text:span text:style-name="Source_20_Text">n</text:span> is greater than the current size, the new characters are initialized with the null character.</text:p>
          </table:table-cell>
        </table:table-row>
        <table:table-row>
          <table:table-cell table:style-name="Table7.A2" office:value-type="string">
            <text:p text:style-name="P10"><text:span text:style-name="Source_20_Text">void </text:span><text:span text:style-name="Source_20_Text"><text:span text:style-name="T7">resize</text:span></text:span><text:span text:style-name="Source_20_Text">(<text:line-break/> <text:s/>size_type n,<text:line-break/> <text:s/>char c );</text:span></text:p>
          </table:table-cell>
          <table:table-cell table:style-name="Table7.B2" office:value-type="string">
            <text:p text:style-name="P10">Similar to <text:span text:style-name="Source_20_Text">resize(size_type)</text:span> except that <text:span text:style-name="Source_20_Text">c</text:span> is used to initialize new characters in the case where the size is expanded.</text:p>
          </table:table-cell>
        </table:table-row>
        <table:table-row>
          <table:table-cell table:style-name="Table7.A2" office:value-type="string">
            <text:p text:style-name="P10"><text:span text:style-name="Source_20_Text">void </text:span><text:span text:style-name="Source_20_Text"><text:span text:style-name="T7">reserve</text:span></text:span><text:span text:style-name="Source_20_Text">(<text:line-break/> <text:s/>size_type n );</text:span></text:p>
          </table:table-cell>
          <table:table-cell table:style-name="Table7.B2" office:value-type="string">
            <text:p text:style-name="P10">Increase capacity to at least <text:span text:style-name="Source_20_Text">n</text:span>. By making this call before extending the size of a string, you can greatly enhance the string’s memory management efficiency.</text:p>
          </table:table-cell>
        </table:table-row>
      </table:table>
      <text:p text:style-name="P2"/>
      <text:p text:style-name="P3">String I/O Operations (non members)</text:p>
      <table:table table:name="Table8" table:style-name="Table8">
        <table:table-column table:style-name="Table8.A"/>
        <table:table-column table:style-name="Table8.B"/>
        <table:table-row>
          <table:table-cell table:style-name="Table8.A1" office:value-type="string">
            <text:p text:style-name="P6"><text:span text:style-name="Source_20_Text">ostream &amp;</text:span><text:span text:style-name="Source_20_Text"><text:span text:style-name="T7">operator&lt;&lt;</text:span></text:span><text:span text:style-name="Source_20_Text">(</text:span></text:p>
            <text:p text:style-name="P12"><text:span text:style-name="Source_20_Text"><text:s text:c="2"/>ostream &amp;os,<text:line-break/> <text:s/>const string &amp;str );</text:span></text:p>
          </table:table-cell>
          <table:table-cell table:style-name="Table8.B1" office:value-type="string">
            <text:p text:style-name="P10">Outputs <text:span text:style-name="Source_20_Text">str</text:span> to the given output stream.</text:p>
          </table:table-cell>
        </table:table-row>
        <table:table-row>
          <table:table-cell table:style-name="Table8.A2" office:value-type="string">
            <text:p text:style-name="P6"><text:span text:style-name="Source_20_Text">istream &amp;</text:span><text:span text:style-name="Source_20_Text"><text:span text:style-name="T7">operator&gt;&gt;</text:span></text:span><text:span text:style-name="Source_20_Text">(</text:span></text:p>
            <text:p text:style-name="P12"><text:span text:style-name="Source_20_Text"><text:s text:c="2"/>istream &amp;is,<text:line-break/> <text:s/>string &amp;str );</text:span></text:p>
          </table:table-cell>
          <table:table-cell table:style-name="Table8.B2" office:value-type="string">
            <text:p text:style-name="P10">Inputs a white space delimited word of any length from the given input stream into <text:span text:style-name="Source_20_Text">str</text:span>.</text:p>
          </table:table-cell>
        </table:table-row>
        <text:soft-page-break/>
        <table:table-row>
          <table:table-cell table:style-name="Table8.A2" office:value-type="string">
            <text:p text:style-name="P6"><text:span text:style-name="Source_20_Text">istream &amp;</text:span><text:span text:style-name="Source_20_Text"><text:span text:style-name="T7">getline</text:span></text:span><text:span text:style-name="Source_20_Text">(</text:span></text:p>
            <text:p text:style-name="P12"><text:span text:style-name="Source_20_Text"><text:s text:c="2"/>istream &amp;is,<text:line-break/> <text:s/>string &amp;str );</text:span></text:p>
          </table:table-cell>
          <table:table-cell table:style-name="Table8.B2" office:value-type="string">
            <text:p text:style-name="P10">Inputs a line of any length from the given input stream into <text:span text:style-name="Source_20_Text">str</text:span>. The line ends at the first <text:span text:style-name="Source_20_Text">‘\n’</text:span> encountered or when the stream reaches EOF. The <text:span text:style-name="Source_20_Text">‘\n’</text:span> is removed from the stream, but not added to the string.</text:p>
          </table:table-cell>
        </table:table-row>
        <table:table-row>
          <table:table-cell table:style-name="Table8.A2" office:value-type="string">
            <text:p text:style-name="P6"><text:span text:style-name="Source_20_Text">istream &amp;</text:span><text:span text:style-name="Source_20_Text"><text:span text:style-name="T7">getline</text:span></text:span><text:span text:style-name="Source_20_Text">(</text:span></text:p>
            <text:p text:style-name="P12"><text:span text:style-name="Source_20_Text"><text:s text:c="2"/>istream &amp;is,<text:line-break/> <text:s/>string &amp;str,<text:line-break/> <text:s/>char delim );</text:span></text:p>
          </table:table-cell>
          <table:table-cell table:style-name="Table8.B2" office:value-type="string">
            <text:p text:style-name="P10">Similar to the <text:span text:style-name="Source_20_Text">getline</text:span> above except that <text:span text:style-name="Source_20_Text">delim</text:span> is used to delimit the lines instead of <text:span text:style-name="Source_20_Text">‘\n’</text:span>.</text:p>
          </table:table-cell>
        </table:table-row>
      </table:table>
      <text:p text:style-name="P2"/>
      <text:p text:style-name="P4">Container Functions</text:p>
      <text:p text:style-name="Text_20_body">Strings allow themselves to be accessed and manipulated like standard containers. They provide a <text:span text:style-name="Source_20_Text">string::iterator</text:span> type and me<text:span text:style-name="T12">thods</text:span> <text:span text:style-name="Source_20_Text"><text:span text:style-name="T7">begin</text:span></text:span> and <text:span text:style-name="Source_20_Text"><text:span text:style-name="T7">end</text:span></text:span> for creating appropriate iterators. String iterators are in the random access category. Strings also provide a <text:span text:style-name="Source_20_Text"><text:span text:style-name="T7">push_back</text:span></text:span> me<text:span text:style-name="T12">thod</text:span> for appending characters to the end, and several iterator-based insert and searching functions. In this respect <text:span text:style-name="Source_20_Text">std::string</text:span> is similar to <text:span text:style-name="Source_20_Text">std::vector&lt;char&gt;</text:span>. These functions are not detailed in this version of this quick reference car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2"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WP TypographicSymbols" svg:font-family="'WP TypographicSymbols'"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Text_20_body" style:display-name="Text body" style:family="paragraph" style:parent-style-name="Standard" style:class="text" style:master-page-name="">
      <style:paragraph-properties fo:margin-top="0in" fo:margin-bottom="0.0835in" loext:contextual-spacing="false"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1"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normal" style:font-size-asian="115%" style:font-weight-asian="bold" style:font-size-complex="115%" style:font-weight-complex="bold"/>
    </style:style>
    <style:style style:name="List" style:family="paragraph" style:parent-style-name="Text_20_body" style:class="list">
      <style:text-properties style:font-name-complex="Tahoma2" style:font-family-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2"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Level_20_1" style:display-name="Level 1" style:family="paragraph" style:parent-style-name="Standard">
      <style:paragraph-properties fo:orphans="0" fo:widows="0"/>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ndnote_20_Symbol" style:display-name="Endnote Symbol" style:family="text"/>
    <style:style style:name="WW8Num1z0" style:family="text">
      <style:text-properties style:font-name="WP TypographicSymbols" fo:font-family="'WP TypographicSymbols'" style:font-pitch="variable"/>
    </style:style>
    <style:style style:name="WW-Default_20_Paragraph_20_Font" style:display-name="WW-Default Paragraph Font" style:family="text"/>
    <style:style style:name="Source_20_Text" style:display-name="Source Text" style:family="text">
      <style:text-properties style:font-name="Courier New" fo:font-family="'Courier New'" style:font-family-generic="modern" style:font-pitch="fixed" fo:font-size="11pt"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number text:level="1" text:style-name="WW8Num1z0" style:num-prefix="$"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 LibreOffice_project/644e4637d1d8544fd9f56425bd6cec110e49301b</meta:generator>
    <meta:creation-date>2003-10-05T18:19:30</meta:creation-date>
    <dc:creator>Peter Chapin</dc:creator>
    <dc:date>2017-01-19T09:50:20.901000000</dc:date>
    <meta:print-date>2012-01-00T00:00:00</meta:print-date>
    <dc:language>en-US</dc:language>
    <meta:editing-cycles>8</meta:editing-cycles>
    <meta:editing-duration>PT35M29S</meta:editing-duration>
    <meta:document-statistic meta:table-count="8" meta:image-count="0" meta:object-count="0" meta:page-count="5" meta:paragraph-count="119" meta:word-count="1406" meta:character-count="8382" meta:non-whitespace-character-count="6996"/>
    <meta:user-defined meta:name="Info 1"/>
    <meta:user-defined meta:name="Info 2"/>
    <meta:user-defined meta:name="Info 3"/>
    <meta:user-defined meta:name="Info 4"/>
  </office:meta>
</office:document-meta>
</file>